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99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e6f81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117da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2ec50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e6f81" officeooo:paragraph-rsid="001117da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2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7" style:family="paragraph" style:parent-style-name="CabecalhoTabela">
      <style:paragraph-properties style:snap-to-layout-grid="false"/>
    </style:style>
    <style:style style:name="P18" style:family="paragraph" style:parent-style-name="CabecalhoTabela">
      <style:paragraph-properties style:snap-to-layout-grid="false"/>
      <style:text-properties officeooo:paragraph-rsid="0002101b"/>
    </style:style>
    <style:style style:name="P19" style:family="paragraph" style:parent-style-name="Texto_20_tabela">
      <style:paragraph-properties fo:text-align="center" style:justify-single-word="false" style:snap-to-layout-grid="false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21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3ef1a"/>
    </style:style>
    <style:style style:name="P2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43746"/>
    </style:style>
    <style:style style:name="P2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3ef1a" officeooo:paragraph-rsid="0013ef1a"/>
    </style:style>
    <style:style style:name="P2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3ef1a" officeooo:paragraph-rsid="00143746"/>
    </style:style>
    <style:style style:name="P2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e6f81" officeooo:paragraph-rsid="001117da"/>
    </style:style>
    <style:style style:name="P27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8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30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1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32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3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143746" style:font-weight-asian="normal" style:font-weight-complex="normal"/>
    </style:style>
    <style:style style:name="P34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5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6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7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3ef1a" officeooo:paragraph-rsid="0013ef1a"/>
    </style:style>
    <style:style style:name="P38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39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306cf"/>
    </style:style>
    <style:style style:name="P40" style:family="paragraph" style:parent-style-name="Texto_20_tabela">
      <style:paragraph-properties fo:text-align="center" style:justify-single-word="false" style:snap-to-layout-grid="false"/>
      <style:text-properties officeooo:rsid="0013ef1a" officeooo:paragraph-rsid="0013ef1a"/>
    </style:style>
    <style:style style:name="P41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42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3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4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43746" officeooo:paragraph-rsid="0014374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3ef1a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language="pt" fo:country="BR" fo:font-weight="normal" officeooo: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1pt" fo:language="pt" fo:country="BR" officeooo:rsid="0014374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2" style:family="text">
      <style:text-properties fo:font-size="11pt" style:font-name-asian="Times New Roman" style:font-size-asian="11pt"/>
    </style:style>
    <style:style style:name="T13" style:family="text">
      <style:text-properties fo:font-size="11pt" officeooo:rsid="00023a1f" style:font-name-asian="Times New Roman" style:font-size-asian="11pt" style:font-size-complex="11pt"/>
    </style:style>
    <style:style style:name="T14" style:family="text">
      <style:text-properties fo:font-size="10pt" style:font-name-asian="Times New Roman" style:font-size-asian="10pt"/>
    </style:style>
    <style:style style:name="T15" style:family="text">
      <style:text-properties fo:font-size="10pt" officeooo:rsid="004b5cce" style:font-name-asian="Times New Roman" style:font-size-asian="10pt"/>
    </style:style>
    <style:style style:name="T16" style:family="text">
      <style:text-properties fo:font-size="10pt" officeooo:rsid="0007aab8" style:font-name-asian="Times New Roman" style:font-size-asian="10pt"/>
    </style:style>
    <style:style style:name="T17" style:family="text">
      <style:text-properties fo:font-size="10pt" style:font-size-asian="8.75pt" style:font-size-complex="10pt"/>
    </style:style>
    <style:style style:name="T18" style:family="text">
      <style:text-properties officeooo:rsid="00096d4a"/>
    </style:style>
    <style:style style:name="T19" style:family="text">
      <style:text-properties officeooo:rsid="000d352d"/>
    </style:style>
    <style:style style:name="T20" style:family="text">
      <style:text-properties style:font-name-asian="Arial"/>
    </style:style>
    <style:style style:name="T21" style:family="text">
      <style:text-properties officeooo:rsid="000b19c6"/>
    </style:style>
    <style:style style:name="T22" style:family="text">
      <style:text-properties officeooo:rsid="000e6f81"/>
    </style:style>
    <style:style style:name="T23" style:family="text">
      <style:text-properties officeooo:rsid="0012ec50"/>
    </style:style>
    <style:style style:name="T24" style:family="text">
      <style:text-properties officeooo:rsid="001306cf"/>
    </style:style>
    <style:style style:name="T25" style:family="text">
      <style:text-properties officeooo:rsid="0013ef1a"/>
    </style:style>
    <style:style style:name="T26" style:family="text">
      <style:text-properties officeooo:rsid="00143746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6">GRH</text:span> – Gestão de <text:span text:style-name="T6">Recursos Humanos</text:span></text:p>
      <text:p text:style-name="P11"/>
      <text:p text:style-name="P9">Documento de Especificação de Caso de Uso</text:p>
      <text:p text:style-name="P9"/>
      <text:p text:style-name="P10">UC<text:span text:style-name="T24">17</text:span> – <text:span text:style-name="T24">Vincular Membros a Turma</text:span></text:p>
      <text:p text:style-name="P12"/>
      <text:p text:style-name="P12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Data</text:p>
          </table:table-cell>
          <table:table-cell table:style-name="Tabela1.A1" office:value-type="string">
            <text:p text:style-name="P17">Versão</text:p>
          </table:table-cell>
          <table:table-cell table:style-name="Tabela1.A1" office:value-type="string">
            <text:p text:style-name="P18">Responsável</text:p>
          </table:table-cell>
          <table:table-cell table:style-name="Tabela1.D1" office:value-type="string">
            <text:p text:style-name="P17">Alteração</text:p>
          </table:table-cell>
        </table:table-row>
        <table:table-row table:style-name="Tabela1.1">
          <table:table-cell table:style-name="Tabela1.A1" office:value-type="string">
            <text:p text:style-name="P19"><text:span text:style-name="T24">20/05</text:span>/201<text:span text:style-name="T19">5</text:span></text:p>
          </table:table-cell>
          <table:table-cell table:style-name="Tabela1.A1" office:value-type="string">
            <text:p text:style-name="P19">1.0</text:p>
          </table:table-cell>
          <table:table-cell table:style-name="Tabela1.A1" office:value-type="string">
            <text:p text:style-name="P39">Beatriz Brito do Rêgo</text:p>
          </table:table-cell>
          <table:table-cell table:style-name="Tabela1.D1" office:value-type="string">
            <text:p text:style-name="P36">Criação<text:span text:style-name="Fonte_20_parág._20_padrão"><text:span text:style-name="T20"> </text:span></text:span>do<text:span text:style-name="Fonte_20_parág._20_padrão"><text:span text:style-name="T20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40">27/05/2015</text:p>
          </table:table-cell>
          <table:table-cell table:style-name="Tabela1.A3" office:value-type="string">
            <text:p text:style-name="P40">1,5</text:p>
          </table:table-cell>
          <table:table-cell table:style-name="Tabela1.A3" office:value-type="string">
            <text:p text:style-name="P40">Beatriz Brito do Rêgo</text:p>
          </table:table-cell>
          <table:table-cell table:style-name="Tabela1.D3" office:value-type="string">
            <text:p text:style-name="P37">Atualização do documento</text:p>
          </table:table-cell>
        </table:table-row>
        <table:table-row table:style-name="Tabela1.1"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D3" office:value-type="string">
            <text:p text:style-name="P38"/>
          </table:table-cell>
        </table:table-row>
      </table:table>
      <text:section text:style-name="Sect1" text:name="Seção1">
        <text:list xml:id="list3548962778551719868" text:style-name="WW8Num2">
          <text:list-item>
            <text:h text:style-name="P27" text:outline-level="1"><text:bookmark-start text:name="_Ref418497390"/><text:bookmark-start text:name="_Ref439573339"/>CASOS DE USO: <text:span text:style-name="T24">VINCULAR MEMBROS A TURMA</text:span></text:h>
            <text:list>
              <text:list-item>
                <text:h text:style-name="P29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1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coordenador vincula estagiários a uma turma cadastrada no sistema.</text:span></text:span></text:p>
        <text:list xml:id="list95606372370302" text:continue-numbering="true" text:style-name="WW8Num2">
          <text:list-item>
            <text:list>
              <text:list-item>
                <text:h text:style-name="P30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95607866443152" text:continue-numbering="true" text:style-name="WW8Num2">
          <text:list-item>
            <text:list>
              <text:list-item>
                <text:h text:style-name="P30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5">Coordenador seleciona opção “Minha Turma”</text:span></text:p>
        <text:p text:style-name="P22">2.<text:tab/><text:span text:style-name="T25">Sistema lista as turmas cadastradas com as informações: status (aberta ou fechada), período, nome da turma, numero de estagiários vinculados.</text:span></text:p>
        <text:p text:style-name="P22"><text:span text:style-name="T25">3.<text:tab/>Coordenador seleciona a opção vincular membros da turma desejada </text:span></text:p>
        <text:p text:style-name="P24">4.<text:tab/>Sistema lista os estagiários vinculados e não vinculados a turma referente</text:p>
        <text:p text:style-name="P24">5.<text:tab/>Coordenador seleciona os estagiários que deseja vincular a turma</text:p>
        <text:p text:style-name="P24">6.<text:tab/>Coordenador <text:span text:style-name="T26">seleciona a opção “Atualizar Vínculos”</text:span></text:p>
        <text:p text:style-name="P8"><text:tab/></text:p>
        <text:list xml:id="list95607429631868" text:continue-numbering="true" text:style-name="WW8Num2">
          <text:list-item>
            <text:list>
              <text:list-item>
                <text:h text:style-name="P31" text:outline-level="2">Fluxos Alternativos </text:h>
              </text:list-item>
            </text:list>
          </text:list-item>
        </text:list>
        <text:p text:style-name="P23">1.<text:tab/><text:span text:style-name="T25">Coordenador seleciona opção “Minha Turma”</text:span></text:p>
        <text:p text:style-name="P23">2.<text:tab/><text:span text:style-name="T25">Sistema lista as turmas cadastradas com as informações: status (aberta ou fechada), período, nome da turma, numero de estagiários vinculados.</text:span></text:p>
        <text:p text:style-name="P23"><text:span text:style-name="T25">3.<text:tab/>Coordenador seleciona a opção vincular membros da turma desejada </text:span></text:p>
        <text:p text:style-name="P25">4.<text:tab/>Sistema lista os estagiários vinculados e não vinculados a turma referente</text:p>
        <text:p text:style-name="P25"><text:soft-page-break/>5.<text:tab/>Coordenador <text:span text:style-name="T26">retira a seleção dos estagiários que deseja desvincular a turma</text:span></text:p>
        <text:p text:style-name="P25">6.<text:tab/>Coordenador <text:span text:style-name="T26">seleciona a opção “Atualizar Vínculos”</text:span></text:p>
        <text:p text:style-name="P6"/>
        <text:p text:style-name="P16">1.6<text:tab/>Fluxos de Exceção</text:p>
        <text:p text:style-name="P16"><text:tab/><text:span text:style-name="T17">Não se aplica</text:span></text:p>
        <text:p text:style-name="P13"/>
        <text:list xml:id="list4732156605934390247" text:style-name="L1">
          <text:list-header>
            <text:p text:style-name="P42"><text:span text:style-name="T15">1.</text:span><text:span text:style-name="T16">7</text:span><text:span text:style-name="T13"> <text:tab/>Pré-Condições</text:span></text:p>
          </text:list-header>
        </text:list>
        <text:p text:style-name="P15">Usuário Autenticado</text:p>
        <text:p text:style-name="P15">Para que o caso de uso seja iniciado é necessário que o usuário esteja autenticando no sistema e possua permissão de acesso a esta funcionalidade</text:p>
        <text:p text:style-name="P14"/>
        <text:list xml:id="list95608448565160" text:continue-numbering="true" text:style-name="L1">
          <text:list-header>
            <text:p text:style-name="P43"><text:span text:style-name="T14">1.</text:span><text:span text:style-name="T16">8</text:span><text:span text:style-name="T14"> </text:span><text:span text:style-name="T12"><text:tab/>Pós-Condições</text:span></text:p>
            <text:p text:style-name="P44">Estagiários vinculados a turma</text:p>
          </text:list-header>
        </text:list>
        <text:list xml:id="list95606692465679" text:continue-list="list95607429631868" text:style-name="WW8Num2">
          <text:list-item>
            <text:h text:style-name="P28" text:outline-level="1">Relacionamento<text:span text:style-name="Fonte_20_parág._20_padrão"><text:span text:style-name="T20"> </text:span></text:span>com<text:span text:style-name="Fonte_20_parág._20_padrão"><text:span text:style-name="T20"> </text:span></text:span>Outros<text:span text:style-name="Fonte_20_parág._20_padrão"><text:span text:style-name="T20"> </text:span></text:span>Casos<text:span text:style-name="Fonte_20_parág._20_padrão"><text:span text:style-name="T20"> </text:span></text:span>de<text:span text:style-name="Fonte_20_parág._20_padrão"><text:span text:style-name="T20"> </text:span></text:span>Uso</text:h>
          </text:list-item>
        </text:list>
        <text:p text:style-name="P33">Relacionamento com caso de uso <text:span text:style-name="T11">UC02 e UC13</text:span></text:p>
        <text:list xml:id="list95607746780735" text:continue-numbering="true" text:style-name="WW8Num2">
          <text:list-item>
            <text:list>
              <text:list-item>
                <text:list>
                  <text:list-item>
                    <text:h text:style-name="P32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4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95607594121972" text:continue-numbering="true" text:style-name="WW8Num2">
          <text:list-item>
            <text:list>
              <text:list-item>
                <text:list>
                  <text:list-item>
                    <text:h text:style-name="P32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5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5-27T09:56:06.271620036</dc:date>
    <meta:print-date>2007-05-07T23:41:00</meta:print-date>
    <meta:editing-cycles>16</meta:editing-cycles>
    <meta:editing-duration>PT53M50S</meta:editing-duration>
    <meta:generator>LibreOffice/4.2.7.2$Linux_X86_64 LibreOffice_project/420m0$Build-2</meta:generator>
    <meta:document-statistic meta:table-count="1" meta:image-count="2" meta:object-count="0" meta:page-count="2" meta:paragraph-count="49" meta:word-count="289" meta:character-count="1846" meta:non-whitespace-character-count="1603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